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tep 1: Project Proposal (Lesson 2 – Step 1)</text:h>
      <text:p text:style-name="Text_20_body"><text:span text:style-name="Strong_20_Emphasis">Title:</text:span> ShopNest (you can rename later)</text:p>
      <text:p text:style-name="Text_20_body"><text:span text:style-name="Strong_20_Emphasis">Problem Statement:</text:span><text:line-break/>Many small businesses lack an online presence. Customers want a simple, secure way to browse products, add them to a cart, and place orders without hassle.</text:p>
      <text:p text:style-name="Text_20_body"><text:span text:style-name="Strong_20_Emphasis">Solution Overview:</text:span><text:line-break/>A MERN + TypeScript e-commerce platform where users can:</text:p>
      <text:list text:style-name="L1">
        <text:list-item>
          <text:p text:style-name="P1">Browse products by category</text:p>
        </text:list-item>
        <text:list-item>
          <text:p text:style-name="P1">Add products to a shopping cart</text:p>
        </text:list-item>
        <text:list-item>
          <text:p text:style-name="P1">Place orders (MVP: Cash on Delivery, later add Stripe)</text:p>
        </text:list-item>
        <text:list-item>
          <text:p text:style-name="P1">View past orders</text:p>
        </text:list-item>
        <text:list-item>
          <text:p text:style-name="P1">Admin dashboard for product management</text:p>
        </text:list-item>
      </text:list>
      <text:p text:style-name="Text_20_body"><text:span text:style-name="Strong_20_Emphasis">Tech Stack:</text:span></text:p>
      <text:list text:style-name="L2">
        <text:list-item>
          <text:p text:style-name="P2"><text:span text:style-name="Strong_20_Emphasis">Frontend:</text:span> React + TypeScript + TailwindCSS</text:p>
        </text:list-item>
        <text:list-item>
          <text:p text:style-name="P2"><text:span text:style-name="Strong_20_Emphasis">Backend:</text:span> Node.js + Express + TypeScript</text:p>
        </text:list-item>
        <text:list-item>
          <text:p text:style-name="P2"><text:span text:style-name="Strong_20_Emphasis">Database:</text:span> MongoDB (Atlas)</text:p>
        </text:list-item>
        <text:list-item>
          <text:p text:style-name="P2"><text:span text:style-name="Strong_20_Emphasis">Auth:</text:span> JWT (access + refresh tokens)</text:p>
        </text:list-item>
        <text:list-item>
          <text:p text:style-name="P2"><text:span text:style-name="Strong_20_Emphasis">Deployment:</text:span> Vercel (frontend), Render (backend), MongoDB Atlas</text:p>
        </text:list-item>
        <text:list-item>
          <text:p text:style-name="P2"><text:span text:style-name="Strong_20_Emphasis">Extras later:</text:span> Stripe API for payments, Cloudinary for product images</text:p>
        </text:list-item>
      </text:list>
      <text:p text:style-name="Horizontal_20_Line"/>
      <text:h text:style-name="Heading_20_2" text:outline-level="2">📌 Step 2: Wireframing (Lesson 2 – Step 2)</text:h>
      <text:p text:style-name="Text_20_body">Pages to wireframe in <text:span text:style-name="Strong_20_Emphasis">Figma/Balsamiq</text:span>:</text:p>
      <text:list text:style-name="L3">
        <text:list-item>
          <text:p text:style-name="P3">Home page (product listing, categories)</text:p>
        </text:list-item>
        <text:list-item>
          <text:p text:style-name="P3">Product details page (title, description, price, “Add to Cart”)</text:p>
        </text:list-item>
        <text:list-item>
          <text:p text:style-name="P3">Cart page (items, total, checkout button)</text:p>
        </text:list-item>
        <text:list-item>
          <text:p text:style-name="P3">Auth pages (Register, Login)</text:p>
        </text:list-item>
        <text:list-item>
          <text:p text:style-name="P3">Orders page (order history for users)</text:p>
        </text:list-item>
        <text:list-item>
          <text:p text:style-name="P3">Admin pages (Add product, Edit/Delete product)</text:p>
        </text:list-item>
      </text:list>
      <text:p text:style-name="Horizontal_20_Line"/>
      <text:h text:style-name="Heading_20_2" text:outline-level="2"><text:soft-page-break/>📌 Step 3: Core Features vs Nice-to-Have (Lesson 2 – Step 3)</text:h>
      <text:list text:style-name="L4">
        <text:list-item>
          <text:p text:style-name="P4"><text:span text:style-name="Strong_20_Emphasis">Core:</text:span></text:p>
          <text:list>
            <text:list-item>
              <text:p text:style-name="P4">User authentication</text:p>
            </text:list-item>
            <text:list-item>
              <text:p text:style-name="P4">Product CRUD (admin only)</text:p>
            </text:list-item>
            <text:list-item>
              <text:p text:style-name="P4">Cart system (add/remove/update quantity)</text:p>
            </text:list-item>
            <text:list-item>
              <text:p text:style-name="P4">Checkout (Cash on Delivery)</text:p>
            </text:list-item>
            <text:list-item>
              <text:p text:style-name="P4">Order history</text:p>
            </text:list-item>
          </text:list>
        </text:list-item>
        <text:list-item>
          <text:p text:style-name="P4"><text:span text:style-name="Strong_20_Emphasis">Nice-to-Have:</text:span></text:p>
          <text:list>
            <text:list-item>
              <text:p text:style-name="P4">Stripe/PayPal payments</text:p>
            </text:list-item>
            <text:list-item>
              <text:p text:style-name="P4">Product reviews &amp; ratings</text:p>
            </text:list-item>
            <text:list-item>
              <text:p text:style-name="P4">Admin analytics dashboard</text:p>
            </text:list-item>
            <text:list-item>
              <text:p text:style-name="P4">Search + filter system</text:p>
            </text:list-item>
            <text:list-item>
              <text:p text:style-name="P4">Wishlist</text:p>
            </text:list-item>
          </text:list>
        </text:list-item>
      </text:list>
      <text:p text:style-name="Horizontal_20_Line"/>
      <text:h text:style-name="Heading_20_2" text:outline-level="2">📌 Step 4: Roadmap (Lesson 1 – Step 4)</text:h>
      <text:list text:style-name="L5">
        <text:list-item>
          <text:p text:style-name="P5"><text:span text:style-name="Strong_20_Emphasis">Week 1:</text:span> Setup (TS + MERN boilerplate, repo, schemas)</text:p>
        </text:list-item>
        <text:list-item>
          <text:p text:style-name="P5"><text:span text:style-name="Strong_20_Emphasis">Week 2:</text:span> Backend (auth, product APIs, cart APIs, order APIs)</text:p>
        </text:list-item>
        <text:list-item>
          <text:p text:style-name="P5"><text:span text:style-name="Strong_20_Emphasis">Week 3:</text:span> Frontend (UI, connect APIs, cart logic)</text:p>
        </text:list-item>
        <text:list-item>
          <text:p text:style-name="P5"><text:span text:style-name="Strong_20_Emphasis">Week 4:</text:span> Testing + bug fixing + minimal styling</text:p>
        </text:list-item>
        <text:list-item>
          <text:p text:style-name="P5"><text:span text:style-name="Strong_20_Emphasis">Week 5:</text:span> Deployment + presentation prep</text:p>
        </text:list-item>
      </text:list>
      <text:p text:style-name="Horizontal_20_Line"/>
      <text:h text:style-name="Heading_20_2" text:outline-level="2">📌 Step 5: High-Level Architecture (Lesson 1 – Step 3)</text:h>
      <text:list text:style-name="L6">
        <text:list-item>
          <text:p text:style-name="P6"><text:span text:style-name="Strong_20_Emphasis">Frontend (React+TS):</text:span></text:p>
          <text:list>
            <text:list-item>
              <text:p text:style-name="P6">Components: Navbar, ProductList, ProductCard, Cart, AuthForms, AdminDashboard</text:p>
            </text:list-item>
            <text:list-item>
              <text:p text:style-name="P6">State mgmt: Context API or Redux (with TypeScript types)</text:p>
            </text:list-item>
          </text:list>
        </text:list-item>
        <text:list-item>
          <text:p text:style-name="P6"><text:span text:style-name="Strong_20_Emphasis">Backend (Node+Express+TS):</text:span></text:p>
          <text:list>
            <text:list-item>
              <text:p text:style-name="P6">Routes: <text:span text:style-name="Source_20_Text">/auth</text:span>, <text:span text:style-name="Source_20_Text">/products</text:span>, <text:span text:style-name="Source_20_Text">/cart</text:span>, <text:span text:style-name="Source_20_Text">/orders</text:span>, <text:span text:style-name="Source_20_Text">/admin</text:span></text:p>
            </text:list-item>
            <text:list-item>
              <text:p text:style-name="P6">Middleware: auth validation, error handling, request validation (Zod/Express-Validator)</text:p>
            </text:list-item>
            <text:list-item>
              <text:p text:style-name="P6"><text:soft-page-break/>DB Models (Mongoose + TS interfaces): User, Product, Order, Cart</text:p>
            </text:list-item>
          </text:list>
        </text:list-item>
        <text:list-item>
          <text:p text:style-name="P6"><text:span text:style-name="Strong_20_Emphasis">Database:</text:span> MongoDB with collections:</text:p>
          <text:list>
            <text:list-item>
              <text:p text:style-name="P6"><text:span text:style-name="Source_20_Text">users</text:span> → {username, email, passwordHash, role}</text:p>
            </text:list-item>
            <text:list-item>
              <text:p text:style-name="P6"><text:span text:style-name="Source_20_Text">products</text:span> → {name, description, price, imageUrl, category, stockQty}</text:p>
            </text:list-item>
            <text:list-item>
              <text:p text:style-name="P6"><text:span text:style-name="Source_20_Text">orders</text:span> → {userId, products[], total, status}</text:p>
            </text:list-item>
            <text:list-item>
              <text:p text:style-name="P6"><text:span text:style-name="Source_20_Text">cart</text:span> → {userId, items[]}</text:p>
            </text:list-item>
          </text:list>
        </text:list-item>
      </text:list>
      <text:p text:style-name="Horizontal_20_Line"/>
      <text:p text:style-name="Standard"/>
      <text:p text:style-name="Standard"/>
      <text:p text:style-name="Standard">**Primary Colors:**</text:p>
      <text:p text:style-name="Standard"/>
      <text:p text:style-name="Standard">- **Cyan**: `#06b6d4` (Tailwind's cyan-500) - for primary buttons, links, and accents</text:p>
      <text:p text:style-name="Standard">- **Blue**: `#3b82f6` (Tailwind's blue-500) - for secondary actions and highlights</text:p>
      <text:p text:style-name="Standard">- **Dark Blue**: `#1e40af` (Tailwind's blue-700) - for headers and important text</text:p>
      <text:p text:style-name="Standard"/>
      <text:p text:style-name="Standard"/>
      <text:p text:style-name="Standard">**Supporting Colors:**</text:p>
      <text:p text:style-name="Standard"/>
      <text:p text:style-name="Standard">- **Light Cyan**: `#ecfeff` (cyan-50) - for light backgrounds and cards</text:p>
      <text:p text:style-name="Standard">- **Dark Cyan**: `#0e7490` (cyan-700) - for hover states and borders<text:line-break/><text:line-break/><text:line-break/>:root {</text:p>
      <text:p text:style-name="Standard"><text:s text:c="2"/>/* Brand */</text:p>
      <text:p text:style-name="Standard"><text:s text:c="2"/>--color-primary: #06b6d4; <text:s text:c="2"/>/* Cyan-500 */</text:p>
      <text:p text:style-name="Standard"><text:s text:c="2"/>--color-secondary: #3b82f6; /* Blue-500 */</text:p>
      <text:p text:style-name="Standard"><text:s text:c="2"/>--color-accent: #1e40af; <text:s text:c="3"/>/* Blue-700 */</text:p>
      <text:p text:style-name="Standard"/>
      <text:p text:style-name="Standard"><text:s text:c="2"/>/* Supporting */</text:p>
      <text:p text:style-name="Standard"><text:s text:c="2"/>--color-support-light: #ecfeff; /* Cyan-50 */</text:p>
      <text:p text:style-name="Standard"><text:s text:c="2"/>--color-support-dark: #0e7490; <text:s/>/* Cyan-700 */</text:p>
      <text:p text:style-name="Standard"/>
      <text:p text:style-name="Standard"><text:s text:c="2"/>/* Neutrals (light mode defaults) */</text:p>
      <text:p text:style-name="Standard"><text:s text:c="2"/>--color-bg: #f9fafb;</text:p>
      <text:p text:style-name="Standard"><text:s text:c="2"/>--color-bg-card: #ffffff;</text:p>
      <text:p text:style-name="Standard"><text:s text:c="2"/>--color-text-primary: #111827;</text:p>
      <text:p text:style-name="Standard"><text:s text:c="2"/>--color-text-secondary: #6b7280;</text:p>
      <text:p text:style-name="Standard"><text:s text:c="2"/>--color-border: #d1d5db;</text:p>
      <text:p text:style-name="Standard"/>
      <text:p text:style-name="Standard"><text:s text:c="2"/>/* Semantic */</text:p>
      <text:p text:style-name="Standard"><text:s text:c="2"/>--color-success: #22c55e;</text:p>
      <text:p text:style-name="Standard"><text:s text:c="2"/>--color-warning: #f59e0b;</text:p>
      <text:p text:style-name="Standard"><text:s text:c="2"/>--color-error: #ef4444;</text:p>
      <text:p text:style-name="Standard"/>
      <text:p text:style-name="Standard"><text:soft-page-break/><text:s text:c="2"/>/* Special Accent */</text:p>
      <text:p text:style-name="Standard"><text:s text:c="2"/>--color-highlight: #ec4899; /* Pink-500 (optional promo) */</text:p>
      <text:p text:style-name="Standard">}</text:p>
      <text:p text:style-name="Standard"/>
      <text:p text:style-name="Standard">.dark {</text:p>
      <text:p text:style-name="Standard"><text:s text:c="2"/>/* Brand colors stay the same */</text:p>
      <text:p text:style-name="Standard"><text:s text:c="2"/>--color-bg: #0f172a;</text:p>
      <text:p text:style-name="Standard"><text:s text:c="2"/>--color-bg-card: #1e293b;</text:p>
      <text:p text:style-name="Standard"><text:s text:c="2"/>--color-text-primary: #f8fafc;</text:p>
      <text:p text:style-name="Standard"><text:s text:c="2"/>--color-text-secondary: #e2e8f0;</text:p>
      <text:p text:style-name="Standard"><text:s text:c="2"/>--color-border: #334155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3:19:30.968829393</meta:creation-date>
    <dc:date>2025-09-11T15:33:37.570853452</dc:date>
    <meta:editing-duration>PT2H14M7S</meta:editing-duration>
    <meta:editing-cycles>3</meta:editing-cycles>
    <meta:generator>LibreOffice/25.2.5.2$Linux_X86_64 LibreOffice_project/520$Build-2</meta:generator>
    <meta:document-statistic meta:table-count="0" meta:image-count="0" meta:object-count="0" meta:page-count="4" meta:paragraph-count="91" meta:word-count="559" meta:character-count="3622" meta:non-whitespace-character-count="3156"/>
  </office:meta>
</office:document-meta>
</file>